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3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6d64d" officeooo:paragraph-rsid="0016d64d" style:language-asian="zxx" style:country-asian="none" style:language-complex="zxx" style:country-complex="none"/>
    </style:style>
    <style:style style:name="P14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15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16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18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19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0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ru" fo:country="RU"/>
    </style:style>
    <style:style style:name="T4" style:family="text">
      <style:text-properties officeooo:rsid="000f2bda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00ff5a8"/>
    </style:style>
    <style:style style:name="T7" style:family="text">
      <style:text-properties officeooo:rsid="000e80ff"/>
    </style:style>
    <style:style style:name="T8" style:family="text">
      <style:text-properties officeooo:rsid="000f2ecc"/>
    </style:style>
    <style:style style:name="T9" style:family="text">
      <style:text-properties officeooo:rsid="00110295"/>
    </style:style>
    <style:style style:name="T10" style:family="text">
      <style:text-properties officeooo:rsid="0016d6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уководство к языку программирования «nom».</text:p>
      <text:p text:style-name="P3"/>
      <text:p text:style-name="P14">Основные сведения.</text:p>
      <text:p text:style-name="P3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3.5:</text:p>
      <text:p text:style-name="P3"/>
      <text:p text:style-name="P15">nom аргумент1.nom аргумент2.ncp</text:p>
      <text:p text:style-name="P3"/>
      <text:p text:style-name="P3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7">com / .out</text:span> в некоторых других системах).</text:p>
      <text:p text:style-name="P3"/>
      <text:p text:style-name="P4"><text:span text:style-name="T5">Лексемы в nom разделяются на 3 группы:</text:span> </text:p>
      <text:p text:style-name="P4"/>
      <text:p text:style-name="P4"><text:span text:style-name="T5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4"/>
      <text:p text:style-name="P4"><text:span text:style-name="T5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4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4"/>
      <text:p text:style-name="P5"><text:span text:style-name="T5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5"/>
      <text:p text:style-name="P19">Синтаксис языка nom.</text:p>
      <text:p text:style-name="P19"/>
      <text:p text:style-name="P20">Основное правило синтаксиса языка <text:span text:style-name="T1">nom – </text:span>все лексемы разделяются пробелами.</text:p>
      <text:p text:style-name="P5"/>
      <text:p text:style-name="P16">Синтаксис директив и ключевых слов в языке nom:</text:p>
      <text:p text:style-name="P6">Ключевые слова:</text:p>
      <text:p text:style-name="P6">nil<text:tab/>crg<text:tab/>crc<text:tab/>prg<text:tab/>prc<text:tab/>com<text:tab/>put<text:tab/>add <text:tab/>subt<text:tab/><text:span text:style-name="T10">mult<text:tab/>div<text:tab/>cmp</text:span></text:p>
      <text:p text:style-name="P6"/>
      <text:p text:style-name="P6">nil – слово-ноль применяется для повышения ясности кода, в ситуациях когда что-либо отсутствует. </text:p>
      <text:p text:style-name="P6">crg – имеет действие аналогичное команде CRG.</text:p>
      <text:p text:style-name="P6">crc – имеет действие аналогичное команде CRC. </text:p>
      <text:p text:style-name="P6">prg – имеет действие аналогичное команде PRG.</text:p>
      <text:p text:style-name="P6">prc – имеет действие аналогичное команде PRC.</text:p>
      <text:p text:style-name="P6"><text:span text:style-name="T6">com</text:span> – имеет действие аналогичное команде <text:span text:style-name="T6">COM</text:span>.</text:p>
      <text:p text:style-name="P7"><text:span text:style-name="T6">put </text:span>– имеет действие аналогичное команде <text:span text:style-name="T6">PUT</text:span>.</text:p>
      <text:p text:style-name="P7"><text:span text:style-name="T6">add</text:span> – имеет действие аналогичное команде <text:span text:style-name="T6">ACCADD</text:span>.</text:p>
      <text:p text:style-name="P7"><text:span text:style-name="T6">subt</text:span> – имеет действие аналогичное команде <text:span text:style-name="T6">ACCSUBT</text:span>.</text:p>
      <text:p text:style-name="P13">mult – имеет действие аналогичное ACCMULT.</text:p>
      <text:p text:style-name="P13"><text:soft-page-break/><text:span text:style-name="T1">d</text:span><text:span text:style-name="T3">iv</text:span> – имеет действие аналогичное ACCDIV.</text:p>
      <text:p text:style-name="P7">c<text:span text:style-name="T6">mp</text:span> – имеет действие аналогичное команде C<text:span text:style-name="T6">MP</text:span>.</text:p>
      <text:p text:style-name="P8"><text:span text:style-name="T2">i</text:span>nput – имеет действие аналогичное команде INPUT.</text:p>
      <text:p text:style-name="P7"/>
      <text:p text:style-name="P9">Директивы:</text:p>
      <text:p text:style-name="P9">.jump <text:s text:c="3"/><text:span text:style-name="T8">.</text:span>point <text:s text:c="3"/>.deb <text:s text:c="3"/>.main <text:s text:c="3"/>.restart <text:s text:c="3"/>.quit <text:s text:c="3"/>.clear <text:s text:c="3"/>.goback <text:s text:c="3"/>.end</text:p>
      <text:p text:style-name="P9"/>
      <text:p text:style-name="P9">.jump – имеет действие аналогичное команде GJP.</text:p>
      <text:p text:style-name="P9">.point – имеет действие аналогичное команде JPT.</text:p>
      <text:p text:style-name="P9">.deb – имеет действие аналогичное команде DEB.</text:p>
      <text:p text:style-name="P9">.main – имеет действие аналогичное команде MAIN. Обозначает точку начала программы.</text:p>
      <text:p text:style-name="P9">.restart – имеет действие аналогичное команде RESTART.</text:p>
      <text:p text:style-name="P10">.<text:span text:style-name="T9">quit </text:span>– имеет действие аналогичное команде <text:span text:style-name="T9">QUIT</text:span>.</text:p>
      <text:p text:style-name="P10">.<text:span text:style-name="T9">clear </text:span>– имеет действие аналогичное команде <text:span text:style-name="T9">CLEAR</text:span>.</text:p>
      <text:p text:style-name="P10">.<text:span text:style-name="T9">goback </text:span>– имеет действие аналогичное команде <text:span text:style-name="T9">GOBACK</text:span>.</text:p>
      <text:p text:style-name="P10">.<text:span text:style-name="T9">end </text:span>– имеет действие аналогичное команде <text:span text:style-name="T9">END</text:span>.</text:p>
      <text:p text:style-name="P10"/>
      <text:p text:style-name="P8">Флаги:</text:p>
      <text:p text:style-name="P8">_stdi<text:tab/>_stda<text:tab/>_stdc<text:tab/>_cwr<text:tab/>_vwr<text:tab/>_all<text:tab/>_acc<text:tab/>_cacc</text:p>
      <text:p text:style-name="P8">_stdi – указывает на то что данные это число из регистра.</text:p>
      <text:p text:style-name="P8">_stda – указывает на то что данные это адрес из регистра.</text:p>
      <text:p text:style-name="P8">_stdc – указывает на то что данные это символ из регистра.</text:p>
      <text:p text:style-name="P8">_cwr – указывает на то что данные это символ, не связанный с регистром.</text:p>
      <text:p text:style-name="P8">_vwr – указывает на то что данные это число, не связанное с регистром.</text:p>
      <text:p text:style-name="P8">_all – специальный флаг применяемый к .clear.</text:p>
      <text:p text:style-name="P8">_acc – флаг указывающий на то что данные это число из аккумулятора.</text:p>
      <text:p text:style-name="P8">_сacc – флаг указывающий на то что данные это символ из аккумулятора.</text:p>
      <text:p text:style-name="P10"/>
      <text:p text:style-name="P17">Синтаксис программ:</text:p>
      <text:p text:style-name="P11"/>
      <text:p text:style-name="P11">.main – Начало программы</text:p>
      <text:p text:style-name="P11">[основной код программы]</text:p>
      <text:p text:style-name="P11">.end – Конец программы</text:p>
      <text:p text:style-name="P11"/>
      <text:p text:style-name="P11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1"/>
      <text:p text:style-name="P18">Комментарии:</text:p>
      <text:p text:style-name="P18"/>
      <text:p text:style-name="P12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2"/>
      <text:p text:style-name="P12">* Hi, how are you? *</text:p>
      <text:p text:style-name="P12"/>
      <text:p text:style-name="P12">Компилятор не выдаст ошибки потому что сообщение «Hi, how are you?» обрамляется (*), а значит является комментарием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3-30T15:41:18.003000000</dc:date>
    <meta:editing-duration>PT42M13S</meta:editing-duration>
    <meta:editing-cycles>6</meta:editing-cycles>
    <meta:generator>LibreOffice/6.1.4.2$Windows_x86 LibreOffice_project/9d0f32d1f0b509096fd65e0d4bec26ddd1938fd3</meta:generator>
    <meta:document-statistic meta:table-count="0" meta:image-count="0" meta:object-count="0" meta:page-count="2" meta:paragraph-count="57" meta:word-count="613" meta:character-count="4279" meta:non-whitespace-character-count="3661"/>
  </office:meta>
</office:document-meta>
</file>